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1" office:value-type="string" calcext:value-type="string">
            <text:p>NF 6423 - process. 09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0-08" calcext:value-type="date">
            <text:p>08/10/2025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1" office:value-type="string" calcext:value-type="string">
            <text:p>NF 6432 - process. 10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1-10" calcext:value-type="date">
            <text:p>10/11/2025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1" office:value-type="string" calcext:value-type="string">
            <text:p>NF 6441 - process. 1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1" office:value-type="string" calcext:value-type="string">
            <text:p>NF 6450 - process. 1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7]-[.F7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6-01-31" calcext:value-type="date">
            <text:p>31/01/2026</text:p>
          </table:table-cell>
          <table:table-cell table:style-name="ce51" office:value-type="string" calcext:value-type="string">
            <text:p>NF 6459 - process. 01/2026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8]-[.F8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8])" office:value-type="float" office:value="5760" calcext:value-type="float">
            <text:p>5.76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7.560371966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7.5649296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6-02-02T14:29:37.997752676</dc:date>
    <meta:print-date>2020-08-07T10:44:15.279000000</meta:print-date>
    <dc:language>pt-PT</dc:language>
    <meta:editing-cycles>579</meta:editing-cycles>
    <meta:editing-duration>P3DT4H30M53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